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0.99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b4c7dc" fo:border-left="0.99pt solid #000000" fo:border-right="0.06pt solid #000000" fo:border-top="0.06pt solid #000000"/>
    </style:style>
    <style:style style:name="ce5" style:family="table-cell" style:parent-style-name="Default">
      <style:table-cell-properties fo:background-color="#b4c7dc" fo:border="0.99pt solid #000000"/>
    </style:style>
    <style:style style:name="ce6" style:family="table-cell" style:parent-style-name="Default">
      <style:table-cell-properties fo:border="0.99pt solid #000000"/>
      <style:text-properties fo:color="#c9211e"/>
    </style:style>
    <style:style style:name="ce7" style:family="table-cell" style:parent-style-name="Default">
      <style:table-cell-properties fo:border="0.99pt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1">
      <style:table-cell-properties fo:border="0.99pt solid #000000"/>
    </style:style>
    <style:style style:name="ce10" style:family="table-cell" style:parent-style-name="Default" style:data-style-name="N11">
      <style:table-cell-properties fo:border="0.99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<text:s/>Datos Iniciales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Funcion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f(x)=x^3-13x-12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iteraccion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Ea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accion 1</text:p>
          </table:table-cell>
          <table:covered-table-cell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C23]" office:value-type="float" office:value="0.833365175254166" calcext:value-type="float">
            <text:p>0.833365175254166</text:p>
          </table:table-cell>
          <table:table-cell/>
          <table:table-cell table:style-name="ce2" table:formula="of:=[.G10]" office:value-type="float" office:value="0.833365175254166" calcext:value-type="float">
            <text:p>0.833365175254166</text:p>
          </table:table-cell>
          <table:table-cell table:style-name="ce9" table:formula="of:=ABS((([.I10]-[.I9])/[.I10])*100)" office:value-type="percentage" office:value="499.977074692984" calcext:value-type="percentage">
            <text:p>49997.71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formula="of:=[.C4]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[.C38]" office:value-type="float" office:value="0.516305524193495" calcext:value-type="float">
            <text:p>0.516305524193495</text:p>
          </table:table-cell>
          <table:table-cell/>
          <table:table-cell table:style-name="ce2" table:formula="of:=[.G11]" office:value-type="float" office:value="0.516305524193495" calcext:value-type="float">
            <text:p>0.516305524193495</text:p>
          </table:table-cell>
          <table:table-cell table:style-name="ce9" table:formula="of:=ABS((([.I11]-[.I10])/[.I11])*100)" office:value-type="percentage" office:value="61.409308288138" calcext:value-type="percentage">
            <text:p>6140.93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[.C5]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[.C53]" office:value-type="float" office:value="1.78624317359973" calcext:value-type="float">
            <text:p>1.78624317359973</text:p>
          </table:table-cell>
          <table:table-cell/>
          <table:table-cell table:style-name="ce7" table:formula="of:=[.G12]" office:value-type="float" office:value="1.78624317359973" calcext:value-type="float">
            <text:p>1.78624317359973</text:p>
          </table:table-cell>
          <table:table-cell table:style-name="ce9" table:formula="of:=ABS((([.I12]-[.I11])/[.I12])*100%)" office:value-type="percentage" office:value="0.710954515138603" calcext:value-type="percentage">
            <text:p>71.10 %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[.C6]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[.C68]" office:value-type="float" office:value="5.68186139962744" calcext:value-type="float">
            <text:p>5.68186139962744</text:p>
          </table:table-cell>
          <table:table-cell/>
          <table:table-cell table:style-name="ce2" table:formula="of:=[.G13]" office:value-type="float" office:value="5.68186139962744" calcext:value-type="float">
            <text:p>5.68186139962744</text:p>
          </table:table-cell>
          <table:table-cell table:style-name="ce10" table:formula="of:=ABS((([.I13]-[.I12])/[.I13])*100)" office:value-type="percentage" office:value="68.5623592698538" calcext:value-type="percentage">
            <text:p>6856.24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formula="of:=[.C12]-[.C1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formula="of:=[.C13]-[.C1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formula="of:=([.G19]-[.G18])/[.C14]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[.G20]-[.G19])/[.C15]" office:value-type="float" office:value="25.5" calcext:value-type="float">
            <text:p>25.5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Funciones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([.C17]-[.C16])/([.C15]+[.C14])" office:value-type="float" office:value="6.5" calcext:value-type="float">
            <text:p>6.5</text:p>
          </table:table-cell>
          <table:table-cell table:number-columns-repeated="2"/>
          <table:table-cell table:style-name="ce2" office:value-type="string" calcext:value-type="string">
            <text:p>f(x0)</text:p>
          </table:table-cell>
          <table:table-cell table:style-name="ce2" table:formula="of:=([.C11]^3)+(0.5*([.C11]^2))+((4*[.C11])-3)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18]*[.C15])+[.C17]" office:value-type="float" office:value="32" calcext:value-type="float">
            <text:p>32</text:p>
          </table:table-cell>
          <table:table-cell table:number-columns-repeated="2"/>
          <table:table-cell table:style-name="ce2" office:value-type="string" calcext:value-type="string">
            <text:p>f(x1)</text:p>
          </table:table-cell>
          <table:table-cell table:style-name="ce2" table:formula="of:=([.C12]^3)+(0.5*([.C12]^2))+((4*[.C12])-3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G20]" office:value-type="float" office:value="40.5" calcext:value-type="float">
            <text:p>40.5</text:p>
          </table:table-cell>
          <table:table-cell table:number-columns-repeated="2"/>
          <table:table-cell table:style-name="ce2" office:value-type="string" calcext:value-type="string">
            <text:p>f(x2)</text:p>
          </table:table-cell>
          <table:table-cell table:style-name="ce2" table:formula="of:=([.C13]^3)+(0.5*([.C13]^2))+((4*[.C13])-3)" office:value-type="float" office:value="40.5" calcext:value-type="float">
            <text:p>4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iz +</text:p>
          </table:table-cell>
          <table:table-cell table:formula="of:=[.C19]+(SQRT(ABS([.C19]^2-(4*[.C18]*[.C20]))))" office:value-type="float" office:value="37.3851648071345" calcext:value-type="float">
            <text:p>37.38516480713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-</text:p>
          </table:table-cell>
          <table:table-cell table:formula="of:=[.C19]-(SQRT(ABS([.C19]^2-(4*[.C18]*[.C20]))))" office:value-type="float" office:value="26.6148351928655" calcext:value-type="float">
            <text:p>26.61483519286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formula="of:=[.C13]+((-2*[.C20])/[.C21])" office:value-type="float" office:value="0.833365175254166" calcext:value-type="float">
            <text:p>0.83336517525416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teraccion 2</text:p>
          </table:table-cell>
          <table:covered-table-cell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Funciones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formula="of:=[.C12]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f(x0)</text:p>
          </table:table-cell>
          <table:table-cell table:style-name="ce2" table:formula="of:=([.C26]^3)+(0.5*([.C26]^2))+((4*[.C26])-3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[.C13]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f(x1)</text:p>
          </table:table-cell>
          <table:table-cell table:style-name="ce2" table:formula="of:=([.C27]^3)+(0.5*([.C27]^2))+((4*[.C27])-3)" office:value-type="float" office:value="40.5" calcext:value-type="float">
            <text:p>4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[.G10]" office:value-type="float" office:value="0.833365175254166" calcext:value-type="float">
            <text:p>0.833365175254166</text:p>
          </table:table-cell>
          <table:table-cell table:number-columns-repeated="2"/>
          <table:table-cell table:style-name="ce2" office:value-type="string" calcext:value-type="string">
            <text:p>f(x2)</text:p>
          </table:table-cell>
          <table:table-cell table:style-name="ce2" table:formula="of:=([.C28]^3)+(0.5*([.C28]^2))+((4*[.C28])-3)" office:value-type="float" office:value="1.25947950225344" calcext:value-type="float">
            <text:p>1.25947950225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formula="of:=[.C27]-[.C2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formula="of:=[.C28]-[.C27]" office:value-type="float" office:value="-2.16663482474583" calcext:value-type="float">
            <text:p>-2.16663482474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formula="of:=([.G27]-[.G26])/[.C29]" office:value-type="float" office:value="25.5" calcext:value-type="float">
            <text:p>2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[.G28]-[.G27])/[.C30]" office:value-type="float" office:value="18.111275628716" calcext:value-type="float">
            <text:p>18.1112756287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([.C32]-[.C31])/([.C30]+[.C29])" office:value-type="float" office:value="6.33336517525417" calcext:value-type="float">
            <text:p>6.333365175254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33]*[.C30])+[.C32]" office:value-type="float" office:value="4.3891860821778" calcext:value-type="float">
            <text:p>4.38918608217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G28]" office:value-type="float" office:value="1.25947950225344" calcext:value-type="float">
            <text:p>1.259479502253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+</text:p>
          </table:table-cell>
          <table:table-cell table:formula="of:=[.C34]+(SQRT(ABS([.C34]^2-(4*[.C33]*[.C35]))))" office:value-type="float" office:value="7.94474792386896" calcext:value-type="float">
            <text:p>7.944747923868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-</text:p>
          </table:table-cell>
          <table:table-cell table:formula="of:=[.C34]-(SQRT(ABS([.C34]^2-(4*[.C33]*[.C35]))))" office:value-type="float" office:value="0.833624240486643" calcext:value-type="float">
            <text:p>0.8336242404866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formula="of:=[.C28]+((-2*[.C35])/[.C36])" office:value-type="float" office:value="0.516305524193495" calcext:value-type="float">
            <text:p>0.51630552419349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accion 3</text:p>
          </table:table-cell>
          <table:covered-table-cell table:style-name="ce5"/>
          <table:table-cell table:number-columns-repeated="2"/>
          <table:table-cell table:style-name="ce1" office:value-type="string" calcext:value-type="string" table:number-columns-spanned="2" table:number-rows-spanned="1">
            <text:p>Funciones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formula="of:=[.C27]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f(x0)</text:p>
          </table:table-cell>
          <table:table-cell table:style-name="ce2" table:formula="of:=(([.C41]^3)+([.C41]^2)-(3*[.C41])-5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[.C28]" office:value-type="float" office:value="0.833365175254166" calcext:value-type="float">
            <text:p>0.833365175254166</text:p>
          </table:table-cell>
          <table:table-cell table:number-columns-repeated="2"/>
          <table:table-cell table:style-name="ce2" office:value-type="string" calcext:value-type="string">
            <text:p>f(x1)</text:p>
          </table:table-cell>
          <table:table-cell table:style-name="ce2" table:formula="of:=(([.C42]^3)+([.C42]^2)-(3*[.C42])-5)" office:value-type="float" office:value="-6.22682796686252" calcext:value-type="float">
            <text:p>-6.22682796686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6" table:formula="of:=[.G11]" office:value-type="float" office:value="0.516305524193495" calcext:value-type="float">
            <text:p>0.516305524193495</text:p>
          </table:table-cell>
          <table:table-cell table:number-columns-repeated="2"/>
          <table:table-cell table:style-name="ce2" office:value-type="string" calcext:value-type="string">
            <text:p>f(x2)</text:p>
          </table:table-cell>
          <table:table-cell table:style-name="ce2" table:formula="of:=(([.C43]^3)+([.C43]^2)-(3*[.C43])-5)" office:value-type="float" office:value="-6.14471289479215" calcext:value-type="float">
            <text:p>-6.14471289479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formula="of:=[.C42]-[.C41]" office:value-type="float" office:value="-2.16663482474583" calcext:value-type="float">
            <text:p>-2.16663482474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formula="of:=[.C43]-[.C42]" office:value-type="float" office:value="-0.31705965106067" calcext:value-type="float">
            <text:p>-0.317059651060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formula="of:=([.G42]-[.G41])/[.C44]" office:value-type="float" office:value="13.0279582163431" calcext:value-type="float">
            <text:p>13.02795821634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[.G43]-[.G42])/[.C45]" office:value-type="float" office:value="-0.258989347259005" calcext:value-type="float">
            <text:p>-0.2589893472590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([.C47]-[.C46])/([.C45]+[.C44])" office:value-type="float" office:value="5.34967069944766" calcext:value-type="float">
            <text:p>5.349670699447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48]*[.C45])+[.C47]" office:value-type="float" office:value="-1.95515407251537" calcext:value-type="float">
            <text:p>-1.955154072515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G43]" office:value-type="float" office:value="-6.14471289479215" calcext:value-type="float">
            <text:p>-6.144712894792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+</text:p>
          </table:table-cell>
          <table:table-cell table:style-name="ce7" table:formula="of:=[.C49]+(SQRT([.C49]^2-(4*[.C48]*[.C50])))" office:value-type="float" office:value="9.67718832127722" calcext:value-type="float">
            <text:p>9.677188321277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-</text:p>
          </table:table-cell>
          <table:table-cell table:formula="of:=[.C49]-(SQRT([.C49]^2-(4*[.C48]*[.C50])))" office:value-type="float" office:value="-13.587496466308" calcext:value-type="float">
            <text:p>-13.5874964663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style-name="ce7" table:formula="of:=[.C43]+((-2*[.C50])/[.C51])" office:value-type="float" office:value="1.78624317359973" calcext:value-type="float">
            <text:p>1.78624317359973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accion 4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Funciones</text:p>
          </table:table-cell>
          <table:covered-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formula="of:=[.C42]" office:value-type="float" office:value="0.833365175254166" calcext:value-type="float">
            <text:p>0.833365175254166</text:p>
          </table:table-cell>
          <table:table-cell table:number-columns-repeated="2"/>
          <table:table-cell table:style-name="ce2" office:value-type="string" calcext:value-type="string">
            <text:p>f(x0)</text:p>
          </table:table-cell>
          <table:table-cell table:style-name="ce2" table:formula="of:=([.C56]^3)-13*[.C56]-12" office:value-type="float" office:value="-22.2549772347306" calcext:value-type="float">
            <text:p>-22.2549772347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[.C43]" office:value-type="float" office:value="0.516305524193495" calcext:value-type="float">
            <text:p>0.516305524193495</text:p>
          </table:table-cell>
          <table:table-cell table:number-columns-repeated="2"/>
          <table:table-cell table:style-name="ce2" office:value-type="string" calcext:value-type="string">
            <text:p>f(x1)</text:p>
          </table:table-cell>
          <table:table-cell table:style-name="ce2" table:formula="of:=([.C57]^3)-13*[.C57]-12" office:value-type="float" office:value="-18.5743395310398" calcext:value-type="float">
            <text:p>-18.5743395310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[.G12]" office:value-type="float" office:value="1.78624317359973" calcext:value-type="float">
            <text:p>1.78624317359973</text:p>
          </table:table-cell>
          <table:table-cell table:number-columns-repeated="2"/>
          <table:table-cell table:style-name="ce2" office:value-type="string" calcext:value-type="string">
            <text:p>f(x2)</text:p>
          </table:table-cell>
          <table:table-cell table:style-name="ce2" table:formula="of:=([.C58]^3)-13*[.C58]-12" office:value-type="float" office:value="-29.5218582614182" calcext:value-type="float">
            <text:p>-29.5218582614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formula="of:=[.C57]-[.C56]" office:value-type="float" office:value="-0.31705965106067" calcext:value-type="float">
            <text:p>-0.317059651060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formula="of:=[.C58]-[.C57]" office:value-type="float" office:value="1.26993764940624" calcext:value-type="float">
            <text:p>1.269937649406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formula="of:=([.G57]-[.G56])/[.C59]" office:value-type="float" office:value="-11.6086600467067" calcext:value-type="float">
            <text:p>-11.60866004670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[.G58]-[.G57])/[.C60]" office:value-type="float" office:value="-8.62051671237317" calcext:value-type="float">
            <text:p>-8.620516712373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([.C62]-[.C61])/([.C60]+[.C59])" office:value-type="float" office:value="3.13591387304739" calcext:value-type="float">
            <text:p>3.135913873047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63]*[.C60])+[.C62]" office:value-type="float" office:value="-4.63810161969496" calcext:value-type="float">
            <text:p>-4.638101619694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G58]" office:value-type="float" office:value="-29.5218582614182" calcext:value-type="float">
            <text:p>-29.5218582614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aiz +</text:p>
          </table:table-cell>
          <table:table-cell table:formula="of:=[.C64]+(SQRT([.C64]^2-(4*[.C63]*[.C65])))" office:value-type="float" office:value="15.1564432388032" calcext:value-type="float">
            <text:p>15.1564432388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z -</text:p>
          </table:table-cell>
          <table:table-cell table:formula="of:=[.C64]-(SQRT([.C64]^2-(4*[.C63]*[.C65])))" office:value-type="float" office:value="-24.4326464781931" calcext:value-type="float">
            <text:p>-24.43264647819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formula="of:=[.C58]+((-2*[.C65])/[.C66])" office:value-type="float" office:value="5.68186139962744" calcext:value-type="float">
            <text:p>5.6818613996274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14:13.918980316</meta:creation-date>
    <dc:date>2021-04-18T19:13:11.757592665</dc:date>
    <meta:editing-duration>PT4H45M</meta:editing-duration>
    <meta:editing-cycles>4</meta:editing-cycles>
    <meta:generator>LibreOffice/6.4.6.2$Linux_X86_64 LibreOffice_project/40$Build-2</meta:generator>
    <meta:document-statistic meta:table-count="1" meta:cell-count="169" meta:object-count="0"/>
  </office:meta>
</office:document-meta>
</file>